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4pt" fo:font-weight="bold" officeooo:rsid="001915b6" officeooo:paragraph-rsid="0012107b" style:font-size-asian="21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Liberation Sans" fo:font-size="12pt" fo:font-weight="bold" style:font-weight-asian="bold" style:font-weight-complex="bold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Liberation Sans" fo:font-size="16pt" fo:font-weight="normal" style:font-size-asian="16pt" style:font-weight-asian="normal" style:font-size-complex="16pt" style:font-weight-complex="normal" fo:hyphenate="false"/>
    </style:style>
    <style:style style:name="T1" style:family="text">
      <style:text-properties officeooo:rsid="00135616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draw:textarea-vertical-align="middle" fo:min-height="0.489cm" style:run-through="foreground"/>
    </style:style>
    <style:style style:name="gr5" style:family="graphic">
      <style:graphic-properties draw:stroke="none" svg:stroke-color="#000000" draw:fill="none" draw:fill-color="#ffffff" draw:textarea-vertical-align="middle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g draw:style-name="gr2"><draw:line draw:name="Tvar4" draw:style-name="gr3" draw:text-style-name="P2" svg:x1="2.346cm" svg:y1="5.979cm" svg:x2="5.682cm" svg:y2="5.963cm"><text:p/></draw:line><draw:line draw:name="Tvar4" draw:style-name="gr3" draw:text-style-name="P2" svg:x1="2.346cm" svg:y1="3.82cm" svg:x2="5.682cm" svg:y2="3.804cm"><text:p/></draw:line><draw:line draw:name="Tvar5" draw:style-name="gr3" draw:text-style-name="P2" svg:x1="5.683cm" svg:y1="3.804cm" svg:x2="5.683cm" svg:y2="5.979cm"><text:p/></draw:line><draw:line draw:name="Tvar6" draw:style-name="gr3" draw:text-style-name="P2" svg:x1="5.683cm" svg:y1="4.916cm" svg:x2="8.856cm" svg:y2="4.89cm"><text:p/></draw:line></draw:g><draw:frame draw:name="Tvar1" draw:style-name="gr4" draw:text-style-name="P4" svg:width="3.917cm" svg:height="0.489cm" svg:x="2.346cm" svg:y="3.332cm"><draw:text-box><text:p text:style-name="P3"><text:span text:style-name="T2">Martin Indrák</text:span></text:p></draw:text-box></draw:frame><draw:frame draw:name="Tvar1" draw:style-name="gr4" draw:text-style-name="P4" svg:width="3.917cm" svg:height="0.489cm" svg:x="2.346cm" svg:y="5.475cm"><draw:text-box><text:p text:style-name="P3"><text:span text:style-name="T2">Mira Kokeš</text:span></text:p></draw:text-box></draw:frame></draw:g><draw:g text:anchor-type="paragraph" draw:z-index="1" draw:style-name="gr1"><draw:g draw:style-name="gr2"><draw:line draw:name="Tvar4" draw:style-name="gr3" draw:text-style-name="P2" svg:x1="2.346cm" svg:y1="25.363cm" svg:x2="5.682cm" svg:y2="25.347cm"><text:p/></draw:line><draw:line draw:name="Tvar4" draw:style-name="gr3" draw:text-style-name="P2" svg:x1="2.346cm" svg:y1="23.204cm" svg:x2="5.682cm" svg:y2="23.188cm"><text:p/></draw:line><draw:line draw:name="Tvar5" draw:style-name="gr3" draw:text-style-name="P2" svg:x1="5.683cm" svg:y1="23.188cm" svg:x2="5.683cm" svg:y2="25.363cm"><text:p/></draw:line><draw:line draw:name="Tvar6" draw:style-name="gr3" draw:text-style-name="P2" svg:x1="5.683cm" svg:y1="24.298cm" svg:x2="8.856cm" svg:y2="24.272cm"><text:p/></draw:line></draw:g><draw:frame draw:name="Tvar1" draw:style-name="gr4" draw:text-style-name="P4" svg:width="3.917cm" svg:height="0.489cm" svg:x="2.346cm" svg:y="22.714cm"><draw:text-box><text:p text:style-name="P3"><text:span text:style-name="T2">Tomáš Bartoň</text:span></text:p></draw:text-box></draw:frame><draw:frame draw:name="Tvar1" draw:style-name="gr4" draw:text-style-name="P4" svg:width="3.917cm" svg:height="0.489cm" svg:x="2.346cm" svg:y="24.857cm"><draw:text-box><text:p text:style-name="P3"><text:span text:style-name="T2">Honza Schwarz</text:span></text:p></draw:text-box></draw:frame></draw:g><draw:g text:anchor-type="paragraph" draw:z-index="2" draw:style-name="gr1"><draw:g draw:style-name="gr2"><draw:line draw:name="Tvar4" draw:style-name="gr3" draw:text-style-name="P2" svg:x1="2.346cm" svg:y1="19.559cm" svg:x2="5.682cm" svg:y2="19.543cm"><text:p/></draw:line><draw:line draw:name="Tvar4" draw:style-name="gr3" draw:text-style-name="P2" svg:x1="2.346cm" svg:y1="17.4cm" svg:x2="5.682cm" svg:y2="17.384cm"><text:p/></draw:line><draw:line draw:name="Tvar5" draw:style-name="gr3" draw:text-style-name="P2" svg:x1="5.683cm" svg:y1="17.384cm" svg:x2="5.683cm" svg:y2="19.559cm"><text:p/></draw:line><draw:line draw:name="Tvar6" draw:style-name="gr3" draw:text-style-name="P2" svg:x1="5.683cm" svg:y1="18.496cm" svg:x2="8.856cm" svg:y2="18.47cm"><text:p/></draw:line></draw:g><draw:frame draw:name="Tvar1" draw:style-name="gr4" draw:text-style-name="P4" svg:width="3.917cm" svg:height="0.489cm" svg:x="2.346cm" svg:y="19.055cm"><draw:text-box><text:p text:style-name="P3"><text:span text:style-name="T2">Pavel Mžik</text:span></text:p></draw:text-box></draw:frame></draw:g><draw:g text:anchor-type="paragraph" draw:z-index="3" draw:style-name="gr1"><draw:g draw:style-name="gr2"><draw:line draw:name="Tvar4" draw:style-name="gr3" draw:text-style-name="P2" svg:x1="2.346cm" svg:y1="15.464cm" svg:x2="5.682cm" svg:y2="15.448cm"><text:p/></draw:line><draw:line draw:name="Tvar4" draw:style-name="gr3" draw:text-style-name="P2" svg:x1="2.346cm" svg:y1="13.305cm" svg:x2="5.682cm" svg:y2="13.289cm"><text:p/></draw:line><draw:line draw:name="Tvar5" draw:style-name="gr3" draw:text-style-name="P2" svg:x1="5.683cm" svg:y1="13.289cm" svg:x2="5.683cm" svg:y2="15.464cm"><text:p/></draw:line><draw:line draw:name="Tvar6" draw:style-name="gr3" draw:text-style-name="P2" svg:x1="5.683cm" svg:y1="14.4cm" svg:x2="8.856cm" svg:y2="14.374cm"><text:p/></draw:line></draw:g></draw:g><draw:g text:anchor-type="paragraph" draw:z-index="4" draw:style-name="gr1"><draw:g draw:style-name="gr2"><draw:line draw:name="Tvar4" draw:style-name="gr3" draw:text-style-name="P2" svg:x1="2.346cm" svg:y1="10.725cm" svg:x2="5.682cm" svg:y2="10.709cm"><text:p/></draw:line><draw:line draw:name="Tvar4" draw:style-name="gr3" draw:text-style-name="P2" svg:x1="2.346cm" svg:y1="8.566cm" svg:x2="5.682cm" svg:y2="8.55cm"><text:p/></draw:line><draw:line draw:name="Tvar5" draw:style-name="gr3" draw:text-style-name="P2" svg:x1="5.683cm" svg:y1="8.55cm" svg:x2="5.683cm" svg:y2="10.725cm"><text:p/></draw:line><draw:line draw:name="Tvar6" draw:style-name="gr3" draw:text-style-name="P2" svg:x1="5.683cm" svg:y1="9.662cm" svg:x2="8.856cm" svg:y2="9.636cm"><text:p/></draw:line></draw:g><draw:frame draw:name="Tvar1" draw:style-name="gr4" draw:text-style-name="P4" svg:width="3.917cm" svg:height="0.489cm" svg:x="2.346cm" svg:y="8.077cm"><draw:text-box><text:p text:style-name="P3"><text:span text:style-name="T2">Petr Osterezy</text:span></text:p></draw:text-box></draw:frame><draw:frame draw:name="Tvar1" draw:style-name="gr4" draw:text-style-name="P4" svg:width="3.917cm" svg:height="0.489cm" svg:x="2.346cm" svg:y="10.22cm"><draw:text-box><text:p text:style-name="P3"><text:span text:style-name="T2">Vláďa Vašut</text:span></text:p></draw:text-box></draw:frame></draw:g><draw:frame text:anchor-type="paragraph" draw:z-index="5" draw:name="Tvar1" draw:style-name="gr5" draw:text-style-name="P6" svg:width="3.917cm" svg:height="0.652cm" svg:x="4.207cm" svg:y="1.984cm"><draw:text-box><text:p text:style-name="P5"><text:span text:style-name="T3">O 9. místo</text:span></text:p></draw:text-box></draw:frame><draw:frame text:anchor-type="paragraph" draw:z-index="8" draw:name="Tvar1" draw:style-name="gr5" draw:text-style-name="P6" svg:width="3.917cm" svg:height="0.652cm" svg:x="4.207cm" svg:y="16.173cm"><draw:text-box><text:p text:style-name="P5"><text:span text:style-name="T3">O 3. místo</text:span></text:p></draw:text-box></draw:frame><draw:frame text:anchor-type="paragraph" draw:z-index="9" draw:name="Tvar1" draw:style-name="gr5" draw:text-style-name="P6" svg:width="3.917cm" svg:height="0.652cm" svg:x="4.207cm" svg:y="21.463cm"><draw:text-box><text:p text:style-name="P5"><text:span text:style-name="T3">O zlaté trenky</text:span></text:p></draw:text-box></draw:frame><draw:frame text:anchor-type="paragraph" draw:z-index="7" draw:name="Tvar1" draw:style-name="gr5" draw:text-style-name="P6" svg:width="3.917cm" svg:height="0.652cm" svg:x="4.207cm" svg:y="11.631cm"><draw:text-box><text:p text:style-name="P5"><text:span text:style-name="T3">O 5. místo</text:span></text:p></draw:text-box></draw:frame><draw:frame text:anchor-type="paragraph" draw:z-index="6" draw:name="Tvar1" draw:style-name="gr5" draw:text-style-name="P6" svg:width="3.917cm" svg:height="0.652cm" svg:x="4.207cm" svg:y="6.625cm"><draw:text-box><text:p text:style-name="P5"><text:span text:style-name="T3">O 7. místo</text:span></text:p></draw:text-box></draw:frame>VIP DC 2018 <text:span text:style-name="T1">- FINÁ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2:14:21.406296046</meta:creation-date>
    <dc:date>2018-08-31T22:28:04.070841502</dc:date>
    <meta:editing-duration>PT3M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1" meta:word-count="5" meta:character-count="20" meta:non-whitespace-character-count="16"/>
  </office:meta>
</office:document-meta>
</file>